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EE000002F7D3F9DE66.png" manifest:media-type="image/png"/>
  <manifest:file-entry manifest:full-path="Pictures/100000000000021B000000702A304D2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26cm" svg:height="2.962cm" svg:x="2.6cm" svg:y="11.538cm">
          <draw:image xlink:href="Pictures/100000000000021B000000702A304D25.png" xlink:type="simple" xlink:show="embed" xlink:actuate="onLoad">
            <text:p/>
          </draw:image>
        </draw:frame>
        <draw:frame draw:style-name="gr1" draw:text-style-name="P1" draw:layer="layout" svg:width="18.999cm" svg:height="9.499cm" svg:x="1.032cm" svg:y="0.902cm">
          <draw:image xlink:href="Pictures/10000000000005EE000002F7D3F9DE6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46:36.138000000</meta:creation-date>
    <dc:date>2015-03-11T10:17:05.416000000</dc:date>
    <meta:editing-duration>PT3M57S</meta:editing-duration>
    <meta:editing-cycles>2</meta:editing-cycles>
    <meta:generator>LibreOffice/4.2.5.2$Windows_x86 LibreOffice_project/61cb170a04bb1f12e77c884eab9192be736ec5f5</meta:generator>
    <meta:document-statistic meta:object-count="2"/>
  </office:meta>
</office:document-meta>
</file>